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母標準偏差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値</text:p>
          </table:table-cell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母平均</text:p>
          </table:table-cell>
          <table:table-cell table:style-name="ce1" office:value-type="string">
            <text:p>下限</text:p>
          </table:table-cell>
          <table:table-cell table:style-name="ce3" table:formula="of:= [.$B$2] - 1.96 * [.$B$1]" office:value-type="float" office:value="110.4">
            <text:p>110.4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1" office:value-type="string">
            <text:p>上限</text:p>
          </table:table-cell>
          <table:table-cell table:style-name="ce3" table:formula="of:= [.$B$2] + 1.96 * [.$B$1]" office:value-type="float" office:value="149.6">
            <text:p>149.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値</text:p>
          </table:table-cell>
          <table:table-cell office:value-type="float" office:value="131">
            <text:p>131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38">
            <text:p>138</text:p>
          </table:table-cell>
        </table:table-row>
        <table:table-row table:style-name="ro1">
          <table:table-cell office:value-type="string">
            <text:p>データ数</text:p>
          </table:table-cell>
          <table:table-cell table:formula="of:= COUNTA([.B7:.E7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標本平均</text:p>
          </table:table-cell>
          <table:table-cell table:formula="of:= AVERAGE([.B7:.E7]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標準偏差</text:p>
          </table:table-cell>
          <table:table-cell table:formula="of:= [.B1] / SQRT([.B8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母平均</text:p>
          </table:table-cell>
          <table:table-cell table:style-name="ce1" office:value-type="string">
            <text:p>下限</text:p>
          </table:table-cell>
          <table:table-cell table:style-name="ce3" table:formula="of:= [.$B$9] - 1.96 * [.$B$10]" office:value-type="float" office:value="126.2">
            <text:p>126.2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1" office:value-type="string">
            <text:p>上限</text:p>
          </table:table-cell>
          <table:table-cell table:style-name="ce3" table:formula="of:= [.$B$9] + 1.96 * [.$B$10]" office:value-type="float" office:value="145.8">
            <text:p>145.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2019/11/02</text:date>, <text:time>01:13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1-02T01:13:06.71</dc:date>
    <meta:editing-duration>PT1H2M25S</meta:editing-duration>
    <meta:editing-cycles>9</meta:editing-cycles>
    <meta:generator>OpenOffice/4.1.6$Win32 OpenOffice.org_project/416m1$Build-9790</meta:generator>
    <meta:document-statistic meta:table-count="1" meta:cell-count="25" meta:object-count="0"/>
  </office:meta>
</office:document-meta>
</file>